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5e43c" officeooo:paragraph-rsid="0015e43c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T1" style:family="text">
      <style:text-properties officeooo:rsid="0015e4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fo:background-color="#b2b2b2" loext:char-shading-value="0" style:font-weight-asian="bold" style:font-weight-complex="bold"/>
    </style:style>
    <style:style style:name="T4" style:family="text">
      <style:text-properties fo:font-weight="bold" fo:background-color="#b2b2b2" loext:char-shading-value="0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tolo Corto</text:p>
      <text:p text:style-name="P3"/>
      <text:p text:style-name="P3">Inserisci <text:span text:style-name="T1">eventuali regolamento, prologo, epilogo e illustrazioni dove preferisci. Ricordati di non superare le 15 pagine! </text:span></text:p>
      <text:p text:style-name="P3"/>
      <text:p text:style-name="P3"><text:span text:style-name="T4">1.</text:span> Esempio di <text:span text:style-name="T1">paragrafo → 2</text:span></text:p>
      <text:p text:style-name="P3"/>
      <text:p text:style-name="P1"><text:span text:style-name="T4">2.</text:span> Altro paragraf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betan Machine Uni" svg:font-family="'Tibetan Machine Un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family-generic="roman" style:font-pitch="variable" officeooo:rsid="0015e43c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.499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22:52:07.724021409</meta:creation-date>
    <dc:date>2021-10-31T22:56:50.117114833</dc:date>
    <meta:editing-duration>PT4M43S</meta:editing-duration>
    <meta:editing-cycles>1</meta:editing-cycles>
    <meta:document-statistic meta:table-count="0" meta:image-count="0" meta:object-count="0" meta:page-count="1" meta:paragraph-count="4" meta:word-count="27" meta:character-count="180" meta:non-whitespace-character-count="156"/>
    <meta:generator>LibreOffice/7.0.6.2$Linux_X86_64 LibreOffice_project/00$Build-2</meta:generator>
  </office:meta>
</office:document-meta>
</file>